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56D5795D97F17E95.jpg" manifest:media-type="image/jpeg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3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Contents_20_Heading">
      <style:paragraph-properties fo:text-align="center" style:justify-single-word="false"/>
      <style:text-properties style:font-name="Arial1" fo:font-size="12pt" fo:language="pt" fo:country="BR" fo:font-weight="normal" officeooo:rsid="001d0934" officeooo:paragraph-rsid="001d0934" style:font-size-asian="12pt" style:font-weight-asian="normal" style:font-size-complex="12pt" style:font-weight-complex="normal"/>
    </style:style>
    <style:style style:name="P4" style:family="paragraph" style:parent-style-name="Contents_20_Heading">
      <style:paragraph-properties fo:text-align="center" style:justify-single-word="false"/>
      <style:text-properties style:font-name="Arial1" fo:font-size="12pt" fo:language="pt" fo:country="BR" fo:font-weight="normal" officeooo:rsid="001d0934" officeooo:paragraph-rsid="0043dda9" style:font-size-asian="12pt" style:font-weight-asian="normal" style:font-size-complex="12pt" style:font-weight-complex="normal"/>
    </style:style>
    <style:style style:name="P5" style:family="paragraph" style:parent-style-name="Contents_20_Heading">
      <style:paragraph-properties fo:text-align="center" style:justify-single-word="false"/>
      <style:text-properties style:font-name="Arial1" fo:font-size="12pt" fo:language="pt" fo:country="BR" fo:font-weight="normal" officeooo:rsid="0042075d" officeooo:paragraph-rsid="0042075d" style:font-size-asian="12pt" style:font-weight-asian="normal" style:font-size-complex="12pt" style:font-weight-complex="normal"/>
    </style:style>
    <style:style style:name="P6" style:family="paragraph" style:parent-style-name="Contents_20_Heading">
      <style:paragraph-properties fo:text-align="center" style:justify-single-word="false"/>
      <style:text-properties style:font-name="Arial1" fo:font-size="12pt" fo:language="pt" fo:country="BR" fo:font-weight="normal" officeooo:rsid="0042075d" officeooo:paragraph-rsid="0043dda9" style:font-size-asian="12pt" style:font-weight-asian="normal" style:font-size-complex="12pt" style:font-weight-complex="normal"/>
    </style:style>
    <style:style style:name="P7" style:family="paragraph" style:parent-style-name="Text_20_body">
      <style:text-properties style:font-name="Arial3" fo:font-size="12pt" fo:font-weight="bold" officeooo:rsid="001d0934" officeooo:paragraph-rsid="001d0934" style:font-name-asian="Microsoft YaHei" style:font-size-asian="28pt" style:font-weight-asian="bold" style:font-name-complex="Arial4" style:font-size-complex="28pt" style:font-weight-complex="bold"/>
    </style:style>
    <style:style style:name="P8" style:family="paragraph" style:parent-style-name="Text_20_body">
      <style:text-properties style:font-name="Arial3" fo:font-size="12pt" fo:font-weight="bold" officeooo:rsid="001d0934" officeooo:paragraph-rsid="0043dda9" style:font-name-asian="Microsoft YaHei" style:font-size-asian="28pt" style:font-weight-asian="bold" style:font-name-complex="Arial4" style:font-size-complex="28pt" style:font-weight-complex="bold"/>
    </style:style>
    <style:style style:name="P9" style:family="paragraph" style:parent-style-name="Text_20_body">
      <style:text-properties style:font-name="Arial3" fo:font-size="12pt" fo:font-weight="bold" officeooo:rsid="0042075d" officeooo:paragraph-rsid="001d0934" style:font-name-asian="Microsoft YaHei" style:font-size-asian="28pt" style:font-weight-asian="bold" style:font-name-complex="Arial4" style:font-size-complex="28pt" style:font-weight-complex="bold"/>
    </style:style>
    <style:style style:name="P10" style:family="paragraph" style:parent-style-name="Text_20_body">
      <style:text-properties style:font-name="Arial3" fo:font-size="12pt" fo:font-weight="bold" officeooo:rsid="0042075d" officeooo:paragraph-rsid="0042075d" style:font-name-asian="Microsoft YaHei" style:font-size-asian="28pt" style:font-weight-asian="bold" style:font-name-complex="Arial4" style:font-size-complex="28pt" style:font-weight-complex="bold"/>
    </style:style>
    <style:style style:name="P11" style:family="paragraph" style:parent-style-name="Text_20_body">
      <style:text-properties style:font-name="Arial3" fo:font-size="12pt" fo:font-weight="bold" officeooo:rsid="0042075d" officeooo:paragraph-rsid="0043dda9" style:font-name-asian="Microsoft YaHei" style:font-size-asian="28pt" style:font-weight-asian="bold" style:font-name-complex="Arial4" style:font-size-complex="28pt" style:font-weight-complex="bold"/>
    </style:style>
    <style:style style:name="P12" style:family="paragraph" style:parent-style-name="Text_20_body">
      <style:text-properties style:font-name="Arial3" fo:font-size="12pt" fo:font-weight="normal" officeooo:rsid="001d0934" officeooo:paragraph-rsid="001d0934" style:font-name-asian="Microsoft YaHei" style:font-size-asian="28pt" style:font-weight-asian="normal" style:font-name-complex="Arial4" style:font-size-complex="28pt" style:font-weight-complex="normal"/>
    </style:style>
    <style:style style:name="P13" style:family="paragraph" style:parent-style-name="Text_20_body">
      <style:text-properties style:font-name="Arial3" fo:font-size="12pt" fo:font-weight="normal" officeooo:rsid="001d0934" officeooo:paragraph-rsid="0043dda9" style:font-name-asian="Microsoft YaHei" style:font-size-asian="28pt" style:font-weight-asian="normal" style:font-name-complex="Arial4" style:font-size-complex="28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Arial" fo:language="pt" fo:country="BR" fo:font-weight="bold" officeooo:rsid="003e3a67" officeooo:paragraph-rsid="003e3a67" fo:background-color="#ffff00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Arial" fo:language="pt" fo:country="BR" fo:font-weight="bold" officeooo:rsid="003e3a67" officeooo:paragraph-rsid="0043dda9" fo:background-color="#ffff00" style:font-weight-asian="bold" style:font-weight-complex="bold"/>
    </style:style>
    <style:style style:name="P16" style:family="paragraph" style:parent-style-name="Text_20_body">
      <style:text-properties officeooo:paragraph-rsid="004195c8"/>
    </style:style>
    <style:style style:name="P1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Bibliography_20_Heading">
      <style:paragraph-properties fo:break-before="page"/>
    </style:style>
    <style:style style:name="P21" style:family="paragraph" style:parent-style-name="Bibliography_20_1">
      <style:paragraph-properties>
        <style:tab-stops/>
      </style:paragraph-properties>
    </style:style>
    <style:style style:name="P22" style:family="paragraph" style:parent-style-name="Abstrato">
      <style:text-properties officeooo:paragraph-rsid="004671a9"/>
    </style:style>
    <style:style style:name="P23" style:family="paragraph" style:parent-style-name="Citação">
      <style:paragraph-properties fo:margin-left="0cm" fo:margin-right="0cm" fo:text-indent="0cm" style:auto-text-indent="false">
        <style:tab-stops/>
      </style:paragraph-properties>
      <style:text-properties style:use-window-font-color="true" fo:font-style="normal" officeooo:paragraph-rsid="004671a9" style:font-style-asian="normal" style:font-style-complex="normal"/>
    </style:style>
    <style:style style:name="P24" style:family="paragraph" style:parent-style-name="Citação">
      <style:paragraph-properties fo:margin-left="0cm" fo:margin-right="0cm" fo:text-indent="0cm" style:auto-text-indent="false"/>
      <style:text-properties style:use-window-font-color="true" officeooo:paragraph-rsid="004671a9"/>
    </style:style>
    <style:style style:name="P25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text-align="center" style:justify-single-word="false"/>
      <style:text-properties style:font-name="Arial1" fo:font-size="12pt" fo:language="pt" fo:country="BR" fo:font-weight="normal" officeooo:rsid="001d0934" officeooo:paragraph-rsid="004671a9" style:font-size-asian="12pt" style:font-weight-asian="normal" style:font-size-complex="12pt" style:font-weight-complex="normal"/>
    </style:style>
    <style:style style:name="P27" style:family="paragraph" style:parent-style-name="Contents_20_Heading">
      <style:text-properties officeooo:paragraph-rsid="004671a9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Footer">
      <style:paragraph-properties fo:text-align="end" style:justify-single-word="false"/>
    </style:style>
    <style:style style:name="P30" style:family="paragraph" style:parent-style-name="Heading_20_1" style:list-style-name="">
      <style:text-properties officeooo:paragraph-rsid="004671a9"/>
    </style:style>
    <style:style style:name="P31" style:family="paragraph" style:parent-style-name="Heading_20_1" style:list-style-name="">
      <style:text-properties style:font-name="Arial1" fo:font-size="12pt" fo:language="pt" fo:country="BR" fo:font-style="normal" fo:font-weight="bold" officeooo:rsid="00053733" officeooo:paragraph-rsid="001deff8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Heading_20_1">
      <style:text-properties officeooo:rsid="00547167" officeooo:paragraph-rsid="004671a9"/>
    </style:style>
    <style:style style:name="P33" style:family="paragraph" style:parent-style-name="Heading_20_1" style:list-style-name="">
      <style:text-properties officeooo:rsid="003ef1dc" officeooo:paragraph-rsid="004671a9"/>
    </style:style>
    <style:style style:name="P34" style:family="paragraph" style:parent-style-name="Heading_20_1">
      <style:text-properties officeooo:rsid="005aefe5" officeooo:paragraph-rsid="004671a9"/>
    </style:style>
    <style:style style:name="P35" style:family="paragraph" style:parent-style-name="Heading_20_1">
      <style:text-properties officeooo:rsid="0040aa95" officeooo:paragraph-rsid="004671a9"/>
    </style:style>
    <style:style style:name="P36" style:family="paragraph" style:parent-style-name="Heading_20_1">
      <style:paragraph-properties fo:break-before="page"/>
      <style:text-properties fo:text-transform="uppercase" style:font-name="Arial" fo:font-size="12pt" fo:language="pt" fo:country="BR" fo:font-weight="bold" officeooo:rsid="00547167" officeooo:paragraph-rsid="004671a9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37" style:family="paragraph" style:parent-style-name="Heading_20_1" style:list-style-name="">
      <style:paragraph-properties fo:text-align="center" style:justify-single-word="false" fo:break-before="page">
        <style:tab-stops/>
      </style:paragraph-properties>
      <style:text-properties officeooo:rsid="00547167" officeooo:paragraph-rsid="004671a9"/>
    </style:style>
    <style:style style:name="P38" style:family="paragraph" style:parent-style-name="Heading_20_1">
      <style:paragraph-properties fo:text-align="center" style:justify-single-word="false" fo:break-before="page"/>
      <style:text-properties officeooo:rsid="00547167" officeooo:paragraph-rsid="004671a9"/>
    </style:style>
    <style:style style:name="P39" style:family="paragraph" style:parent-style-name="Heading_20_1">
      <style:paragraph-properties fo:break-before="page"/>
      <style:text-properties officeooo:rsid="00547167" officeooo:paragraph-rsid="004671a9"/>
    </style:style>
    <style:style style:name="P40" style:family="paragraph" style:parent-style-name="Heading_20_1">
      <style:paragraph-properties fo:break-before="page"/>
      <style:text-properties officeooo:rsid="003ef1dc" officeooo:paragraph-rsid="004671a9"/>
    </style:style>
    <style:style style:name="P41" style:family="paragraph" style:parent-style-name="Heading_20_1">
      <style:paragraph-properties fo:break-before="page"/>
      <style:text-properties officeooo:paragraph-rsid="004671a9"/>
    </style:style>
    <style:style style:name="P42" style:family="paragraph" style:parent-style-name="Heading_20_2">
      <style:text-properties officeooo:rsid="004195c8" officeooo:paragraph-rsid="004195c8"/>
    </style:style>
    <style:style style:name="P43" style:family="paragraph" style:parent-style-name="Text_20_body">
      <style:paragraph-properties fo:text-align="center" style:justify-single-word="false"/>
      <style:text-properties officeooo:paragraph-rsid="004671a9"/>
    </style:style>
    <style:style style:name="P44" style:family="paragraph" style:parent-style-name="Text_20_body">
      <style:paragraph-properties fo:text-align="center" style:justify-single-word="false"/>
      <style:text-properties officeooo:rsid="004c307b" officeooo:paragraph-rsid="004671a9"/>
    </style:style>
    <style:style style:name="P45" style:family="paragraph" style:parent-style-name="Text_20_body">
      <style:paragraph-properties fo:text-align="center" style:justify-single-word="false"/>
      <style:text-properties officeooo:rsid="004b2e08" officeooo:paragraph-rsid="004671a9"/>
    </style:style>
    <style:style style:name="P46" style:family="paragraph" style:parent-style-name="Text_20_body">
      <style:paragraph-properties fo:text-align="center" style:justify-single-word="false"/>
      <style:text-properties style:font-name="Arial" fo:language="pt" fo:country="BR" fo:font-weight="bold" officeooo:rsid="003ef1dc" officeooo:paragraph-rsid="004671a9" fo:background-color="transparent" style:font-weight-asian="bold" style:font-weight-complex="bold"/>
    </style:style>
    <style:style style:name="P47" style:family="paragraph" style:parent-style-name="Text_20_body">
      <style:text-properties style:font-name="Arial3" fo:font-size="12pt" fo:font-weight="bold" officeooo:rsid="001d0934" officeooo:paragraph-rsid="004671a9" style:font-name-asian="Microsoft YaHei" style:font-size-asian="28pt" style:font-weight-asian="bold" style:font-name-complex="Arial4" style:font-size-complex="28pt" style:font-weight-complex="bold"/>
    </style:style>
    <style:style style:name="P48" style:family="paragraph" style:parent-style-name="Text_20_body">
      <style:text-properties style:font-name="Arial3" fo:font-size="12pt" fo:font-weight="normal" officeooo:rsid="001d0934" officeooo:paragraph-rsid="004671a9" style:font-name-asian="Microsoft YaHei" style:font-size-asian="28pt" style:font-weight-asian="normal" style:font-name-complex="Arial4" style:font-size-complex="28pt" style:font-weight-complex="normal"/>
    </style:style>
    <style:style style:name="P49" style:family="paragraph" style:parent-style-name="Text_20_body" style:list-style-name="">
      <style:paragraph-properties fo:text-align="end" style:justify-single-word="false">
        <style:tab-stops/>
      </style:paragraph-properties>
      <style:text-properties fo:font-weight="normal" officeooo:rsid="00547167" officeooo:paragraph-rsid="004671a9" style:font-weight-asian="normal" style:font-weight-complex="normal"/>
    </style:style>
    <style:style style:name="P50" style:family="paragraph" style:parent-style-name="Text_20_body">
      <style:text-properties officeooo:paragraph-rsid="004671a9"/>
    </style:style>
    <style:style style:name="P51" style:family="paragraph" style:parent-style-name="Text_20_body">
      <style:paragraph-properties fo:text-align="center" style:justify-single-word="false"/>
      <style:text-properties officeooo:rsid="00547167" officeooo:paragraph-rsid="004671a9"/>
    </style:style>
    <style:style style:name="P52" style:family="paragraph" style:parent-style-name="Text_20_body">
      <style:paragraph-properties fo:text-align="justify" style:justify-single-word="false"/>
      <style:text-properties officeooo:paragraph-rsid="004671a9"/>
    </style:style>
    <style:style style:name="P53" style:family="paragraph" style:parent-style-name="Text_20_body">
      <style:text-properties officeooo:rsid="004732ad" officeooo:paragraph-rsid="004671a9"/>
    </style:style>
    <style:style style:name="P54" style:family="paragraph" style:parent-style-name="Text_20_body" style:master-page-name="CTM_20__7c__20_Capa">
      <style:paragraph-properties fo:text-align="center" style:justify-single-word="false" style:page-number="auto"/>
      <style:text-properties officeooo:paragraph-rsid="004671a9"/>
    </style:style>
    <style:style style:name="P55" style:family="paragraph" style:parent-style-name="Text_20_body">
      <style:paragraph-properties fo:text-align="center" style:justify-single-word="false" fo:break-before="page"/>
      <style:text-properties officeooo:paragraph-rsid="004671a9"/>
    </style:style>
    <style:style style:name="P56" style:family="paragraph" style:parent-style-name="Text_20_body">
      <style:paragraph-properties fo:margin-left="5.002cm" fo:margin-right="0cm" fo:text-align="justify" style:justify-single-word="false" fo:text-indent="0cm" style:auto-text-indent="false"/>
      <style:text-properties officeooo:paragraph-rsid="004671a9"/>
    </style:style>
    <style:style style:name="P57" style:family="paragraph" style:parent-style-name="Text_20_body">
      <style:paragraph-properties fo:margin-left="5.002cm" fo:margin-right="0cm" fo:text-align="justify" style:justify-single-word="false" fo:text-indent="0cm" style:auto-text-indent="false"/>
      <style:text-properties officeooo:rsid="00547167" officeooo:paragraph-rsid="004671a9"/>
    </style:style>
    <style:style style:name="P58" style:family="paragraph" style:parent-style-name="Text_20_body">
      <style:paragraph-properties fo:margin-left="5.002cm" fo:margin-right="0cm" fo:text-align="justify" style:justify-single-word="false" fo:text-indent="0cm" style:auto-text-indent="false"/>
      <style:text-properties officeooo:rsid="00561e61" officeooo:paragraph-rsid="004671a9"/>
    </style:style>
    <style:style style:name="P59" style:family="paragraph" style:parent-style-name="Text_20_body">
      <style:paragraph-properties fo:margin-left="5.002cm" fo:margin-right="0cm" fo:text-align="justify" style:justify-single-word="false" fo:text-indent="0cm" style:auto-text-indent="false"/>
      <style:text-properties officeooo:rsid="0057bf77" officeooo:paragraph-rsid="004671a9"/>
    </style:style>
    <style:style style:name="P60" style:family="paragraph" style:parent-style-name="Text_20_body">
      <style:paragraph-properties fo:margin-left="5.002cm" fo:margin-right="0cm" fo:text-align="justify" style:justify-single-word="false" fo:text-indent="0cm" style:auto-text-indent="false"/>
      <style:text-properties officeooo:rsid="005aefe5" officeooo:paragraph-rsid="004671a9"/>
    </style:style>
    <style:style style:name="P61" style:family="paragraph" style:parent-style-name="Text_20_body">
      <style:paragraph-properties fo:margin-left="1.251cm" fo:margin-right="0cm" fo:line-height="100%" fo:text-align="justify" style:justify-single-word="false" fo:text-indent="0cm" style:auto-text-indent="false"/>
      <style:text-properties fo:font-size="10pt" officeooo:paragraph-rsid="004671a9" style:font-size-asian="10pt" style:font-size-complex="10pt"/>
    </style:style>
    <style:style style:name="T1" style:family="text">
      <style:text-properties officeooo:rsid="001d0934"/>
    </style:style>
    <style:style style:name="T2" style:family="text">
      <style:text-properties style:font-name="Arial" fo:language="pt" fo:country="BR" officeooo:rsid="0031a03f"/>
    </style:style>
    <style:style style:name="T3" style:family="text">
      <style:text-properties style:font-name="Arial" fo:language="pt" fo:country="BR" officeooo:rsid="003e3a67" fo:background-color="#ffff00" loext:char-shading-value="0"/>
    </style:style>
    <style:style style:name="T4" style:family="text">
      <style:text-properties style:font-name="Arial" fo:language="pt" fo:country="BR" officeooo:rsid="004195c8"/>
    </style:style>
    <style:style style:name="T5" style:family="text">
      <style:text-properties style:font-name="Arial" fo:font-size="10pt" fo:language="pt" fo:country="BR" officeooo:rsid="0043dda9"/>
    </style:style>
    <style:style style:name="T6" style:family="text">
      <style:text-properties style:font-name="Arial" fo:font-size="10pt" fo:language="pt" fo:country="BR" officeooo:rsid="0043dda9" fo:background-color="#ffff00" loext:char-shading-value="0"/>
    </style:style>
    <style:style style:name="T7" style:family="text">
      <style:text-properties officeooo:rsid="001d0934" fo:background-color="transparent" loext:char-shading-value="0"/>
    </style:style>
    <style:style style:name="T8" style:family="text">
      <style:text-properties officeooo:rsid="003ef1dc" fo:background-color="transparent" loext:char-shading-value="0"/>
    </style:style>
    <style:style style:name="T9" style:family="text">
      <style:text-properties officeooo:rsid="004195c8"/>
    </style:style>
    <style:style style:name="T10" style:family="text">
      <style:text-properties officeooo:rsid="0043dda9"/>
    </style:style>
    <style:style style:name="T11" style:family="text">
      <style:text-properties officeooo:rsid="0043dda9" fo:background-color="#ffff00" loext:char-shading-value="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4b2e08" style:font-weight-asian="bold" style:font-weight-complex="bold"/>
    </style:style>
    <style:style style:name="T14" style:family="text">
      <style:text-properties officeooo:rsid="0057bf77"/>
    </style:style>
    <style:style style:name="T15" style:family="text">
      <style:text-properties officeooo:rsid="00586bec"/>
    </style:style>
    <style:style style:name="T16" style:family="text">
      <style:text-properties officeooo:rsid="0059ab70"/>
    </style:style>
    <style:style style:name="T17" style:family="text">
      <style:text-properties officeooo:rsid="0054ef89"/>
    </style:style>
    <style:style style:name="T18" style:family="text">
      <style:text-properties officeooo:rsid="0057392e"/>
    </style:style>
    <style:style style:name="T19" style:family="text">
      <style:text-properties officeooo:rsid="00561e61"/>
    </style:style>
    <style:style style:name="T20" style:family="text">
      <style:text-properties officeooo:rsid="005aefe5"/>
    </style:style>
    <style:style style:name="T21" style:family="text">
      <style:text-properties style:use-window-font-color="true"/>
    </style:style>
    <style:style style:name="T22" style:family="text">
      <style:text-properties style:use-window-font-color="true" fo:font-style="italic" style:font-style-asian="italic" style:font-style-complex="italic"/>
    </style:style>
    <style:style style:name="T23" style:family="text">
      <style:text-properties style:use-window-font-color="true" fo:font-style="italic" officeooo:rsid="005aefe5" style:font-style-asian="italic" style:font-style-complex="italic"/>
    </style:style>
    <style:style style:name="T24" style:family="text">
      <style:text-properties style:use-window-font-color="true" officeooo:rsid="005aefe5"/>
    </style:style>
    <style:style style:name="T25" style:family="text">
      <style:text-properties style:use-window-font-color="true" fo:font-style="normal" style:font-style-asian="normal" style:font-style-complex="normal"/>
    </style:style>
    <style:style style:name="T26" style:family="text">
      <style:text-properties style:use-window-font-color="true" fo:font-style="normal" officeooo:rsid="005aefe5" style:font-style-asian="normal" style:font-style-complex="normal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JEDIEL DA ROSA RIBEIRO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pan text:style-name="T12">A NEGLIGÊNCIA DA IGREJA COM O MUNDO DOS JOGO</text:span><text:span text:style-name="T13">S</text:span></text:p>
      <text:p text:style-name="P43"/>
      <text:p text:style-name="P43"/>
      <text:p text:style-name="P43"/>
      <text:p text:style-name="P44"/>
      <text:p text:style-name="P43"/>
      <text:p text:style-name="P43"/>
      <text:p text:style-name="P43"/>
      <text:p text:style-name="P43"/>
      <text:p text:style-name="P45"/>
      <text:p text:style-name="P43"/>
      <text:p text:style-name="P43"><text:span text:style-name="T2">GASPAR</text:span>/SC<text:line-break/><text:span text:style-name="T8">OUTUBRO </text:span><text:span text:style-name="T1">DE 2021</text:span></text:p>
      <text:p text:style-name="P55">JEDIEL DA ROSA RIBEIRO</text:p>
      <text:p text:style-name="P43"/>
      <text:p text:style-name="P43"/>
      <text:p text:style-name="P26"/>
      <text:p text:style-name="P27"/>
      <text:p text:style-name="P26"/>
      <text:p text:style-name="P26"/>
      <text:p text:style-name="P26"/>
      <text:p text:style-name="P26"/>
      <text:p text:style-name="P46">A NEGLIGÊNCIA DA IGREJA COM O MUNDO DOS JOGOS</text:p>
      <text:p text:style-name="P46"/>
      <text:p text:style-name="P22">Trabalho apresentado à professora Damares da Silva por exigência da disciplina Metodologia da Pesquisa do curso de Teologia e Missão do Centro</text:p>
      <text:p text:style-name="P22">de Treinamento Missionário Vida – CTMVida.</text:p>
      <text:p text:style-name="P47"/>
      <text:p text:style-name="P48"/>
      <text:p text:style-name="P48"/>
      <text:p text:style-name="P48"/>
      <text:p text:style-name="P48"/>
      <text:p text:style-name="P48"/>
      <text:p text:style-name="P43"><text:bookmark-start text:name="__RefHeading___Toc76_29617380991"/><text:span text:style-name="T2">GASPAR</text:span>/SC<text:line-break/><text:span text:style-name="T8">OUTUBRO </text:span><text:span text:style-name="T1">DE 2021</text:span><text:bookmark-end text:name="__RefHeading___Toc76_29617380991"/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19">Sumário</text:p>
          </text:index-title>
          <text:p text:style-name="P17"><text:a xlink:type="simple" xlink:href="#__RefHeading___Toc1385_56616440" text:style-name="Index_20_Link" text:visited-style-name="Index_20_Link">Dedicatória<text:tab/>4</text:a></text:p>
          <text:p text:style-name="P17"><text:a xlink:type="simple" xlink:href="#__RefHeading___Toc742_3095095786" text:style-name="Index_20_Link" text:visited-style-name="Index_20_Link">Agradecimentos<text:tab/>5</text:a></text:p>
          <text:p text:style-name="P17"><text:a xlink:type="simple" xlink:href="#__RefHeading___Toc744_3095095786" text:style-name="Index_20_Link" text:visited-style-name="Index_20_Link">Prefácio<text:tab/>6</text:a></text:p>
          <text:p text:style-name="P17"><text:a xlink:type="simple" xlink:href="#__RefHeading___Toc129_3871896536" text:style-name="Index_20_Link" text:visited-style-name="Index_20_Link">Resumo<text:tab/>7</text:a></text:p>
          <text:p text:style-name="P17"><text:a xlink:type="simple" xlink:href="#__RefHeading___Toc746_3095095786" text:style-name="Index_20_Link" text:visited-style-name="Index_20_Link">Abtstract<text:tab/>7</text:a></text:p>
          <text:p text:style-name="P17"><text:a xlink:type="simple" xlink:href="#__RefHeading___Toc133_3871896536" text:style-name="Index_20_Link" text:visited-style-name="Index_20_Link">Introdução<text:tab/>8</text:a></text:p>
          <text:p text:style-name="P17"><text:a xlink:type="simple" xlink:href="#__RefHeading___Toc135_3871896536" text:style-name="Index_20_Link" text:visited-style-name="Index_20_Link">Definições<text:tab/>9</text:a></text:p>
          <text:p text:style-name="P17"><text:a xlink:type="simple" xlink:href="#__RefHeading___Toc748_3095095786" text:style-name="Index_20_Link" text:visited-style-name="Index_20_Link">A história das missões<text:tab/>9</text:a></text:p>
          <text:p text:style-name="P17"><text:a xlink:type="simple" xlink:href="#__RefHeading___Toc137_3871896536" text:style-name="Index_20_Link" text:visited-style-name="Index_20_Link">Uma vida dividida<text:tab/>9</text:a></text:p>
          <text:p text:style-name="P17"><text:a xlink:type="simple" xlink:href="#__RefHeading___Toc139_3871896536" text:style-name="Index_20_Link" text:visited-style-name="Index_20_Link">Os jogos<text:tab/>9</text:a></text:p>
          <text:p text:style-name="P17"><text:a xlink:type="simple" xlink:href="#__RefHeading___Toc141_3871896536" text:style-name="Index_20_Link" text:visited-style-name="Index_20_Link">Conclusão<text:tab/>10</text:a></text:p>
        </text:index-body>
      </text:table-of-content>
      <text:h text:style-name="P31" text:outline-level="1"/>
      <text:h text:style-name="P37" text:outline-level="1"><text:bookmark-start text:name="__RefHeading___Toc1385_56616440"/>Dedicatória<text:bookmark-end text:name="__RefHeading___Toc1385_56616440"/></text:h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p text:style-name="P56"><text:bookmark-start text:name="__RefHeading___Toc385_3124115424"/>Dedico esse trabalho à minha família que <text:span text:style-name="T14">cuidou </text:span><text:span text:style-name="T15">de mim com muito amor, me incentivaram a me entregar e viver essa nova experiência com Deus, e também, me apoiaram em cada passo desse processo. Agradeço a Deus pela minha família que me deram suporte do início ao fim, além de sempre estarem do meu lado. </text:span><text:span text:style-name="T16">Obrigado!</text:span><text:bookmark-end text:name="__RefHeading___Toc385_3124115424"/></text:p>
      <text:list xml:id="list3055162997" text:style-name="Outline">
        <text:list-item>
          <text:h text:style-name="P38" text:outline-level="1"><text:bookmark-start text:name="__RefHeading___Toc742_3095095786"/>Agradecimentos<text:bookmark-end text:name="__RefHeading___Toc742_3095095786"/></text:h>
        </text:list-item>
      </text:list>
      <text:p text:style-name="P51"/>
      <text:p text:style-name="P57">aos pastores <text:span text:style-name="T17">João Ribeiro, Rholyston da Rosa, Luiz Domingues,</text:span> que <text:span text:style-name="T18">c</text:span><text:span text:style-name="T19">om muita paciência acreditaram em mim </text:span><text:span text:style-name="T18">e no chamado de Deus para a minha vida</text:span><text:span text:style-name="T19">. Muito obrigado! </text:span></text:p>
      <text:p text:style-name="P57"/>
      <text:p text:style-name="P58">à minha família que me apoiou em todo o processo <text:span text:style-name="T14">que passei</text:span> no seminário. Me amaram e trataram com todo amor e carinho <text:span text:style-name="T14">do mundo mesmo estando longe</text:span>. <text:span text:style-name="T18">Muito obrigado </text:span><text:span text:style-name="T14">por me incentivarem a fazer parte dessa história</text:span><text:span text:style-name="T18">!</text:span></text:p>
      <text:p text:style-name="P58"/>
      <text:p text:style-name="P58"><text:span text:style-name="T18">à liderança e coordenação do CTMVida,</text:span> Pastor <text:span text:style-name="T18">Eliabe Camargo, Pastora Ana Camargo, Robson [...], Paola […], Juciane […], Damares […], Vonei […].</text:span></text:p>
      <text:p text:style-name="P58"/>
      <text:p text:style-name="P59">aos professores que ministraram aulas com tanto amor e dedicação, impulsionando e incentivando na nossa caminhada como alunos. Muito obrigado, de verdade!</text:p>
      <text:p text:style-name="P58"/>
      <text:p text:style-name="P60">Os meus agradecimentos de coração.</text:p>
      <text:list xml:id="list153236778226841" text:continue-numbering="true" text:style-name="Outline">
        <text:list-item>
          <text:h text:style-name="P39" text:outline-level="1"><text:bookmark-start text:name="__RefHeading___Toc744_3095095786"/>Prefácio<text:bookmark-end text:name="__RefHeading___Toc744_3095095786"/></text:h>
        </text:list-item>
      </text:list>
      <text:p text:style-name="P50"><text:tab/></text:p>
      <text:list xml:id="list153236858554808" text:continue-numbering="true" text:style-name="Outline">
        <text:list-item>
          <text:h text:style-name="P40" text:outline-level="1"><text:bookmark-start text:name="__RefHeading___Toc129_3871896536"/>Resumo<text:bookmark-end text:name="__RefHeading___Toc129_3871896536"/></text:h>
        </text:list-item>
      </text:list>
      <text:p text:style-name="P50"/>
      <text:list xml:id="list153237110700167" text:continue-numbering="true" text:style-name="Outline">
        <text:list-item>
          <text:h text:style-name="P32" text:outline-level="1"><text:bookmark-start text:name="__RefHeading___Toc746_3095095786"/>Abtstract<text:bookmark-end text:name="__RefHeading___Toc746_3095095786"/></text:h>
        </text:list-item>
      </text:list>
      <text:p text:style-name="P50"/>
      <text:list xml:id="list153237994580722" text:continue-numbering="true" text:style-name="Outline">
        <text:list-item>
          <text:h text:style-name="P41" text:outline-level="1"><text:bookmark-start text:name="__RefHeading___Toc133_3871896536"/>Introdução<text:bookmark-end text:name="__RefHeading___Toc133_3871896536"/></text:h>
        </text:list-item>
      </text:list>
      <text:h text:style-name="P33" text:outline-level="1"/>
      <text:list xml:id="list153237035194851" text:continue-numbering="true" text:style-name="Outline">
        <text:list-item>
          <text:h text:style-name="P36" text:outline-level="1"><text:bookmark-start text:name="__RefHeading___Toc135_3871896536"/>Definições<text:bookmark-end text:name="__RefHeading___Toc135_3871896536"/></text:h>
        </text:list-item>
      </text:list>
      <text:p text:style-name="P50"><text:tab/><text:span text:style-name="T20">Igreja, Missão, Evangelismo, Dicotomia.</text:span></text:p>
      <text:list xml:id="list153237822530295" text:continue-numbering="true" text:style-name="Outline">
        <text:list-item>
          <text:h text:style-name="P34" text:outline-level="1"><text:bookmark-start text:name="__RefHeading___Toc748_3095095786"/>A história das missões<text:bookmark-end text:name="__RefHeading___Toc748_3095095786"/></text:h>
        </text:list-item>
      </text:list>
      <text:p text:style-name="P61"><text:span text:style-name="T21">Finalmente, a história das missões ilustra a </text:span><text:span text:style-name="T22">diversidade do povo de Deus</text:span><text:span text:style-name="T21">, sua extensão sobre a face da terra e a promessa de que essa fé não ficará circunstrita a algumas culturas ou regiões geográficas, mas que avança por todo o mundo como testemunho vivo da vitalidade da fé do povo de Deus. As missões são o testemunho da atividade do povo de Deus no mundo com todo tipo de pessoas e em todas as circunstâncias. São testemunho do risco que Deus tem aceitado ao compartilhar com seu povo a tarega de salvação e reconciliação, </text:span><text:span text:style-name="T22">nunca esgotando caminhos novos para dar a conhecer o evangelho</text:span><text:span text:style-name="T21">. São ta</text:span><text:span text:style-name="T24">m</text:span><text:span text:style-name="T21">bém testemunho da diversidade do povo de Deus e, ao mesmo tempo, da luta por discernir a atividade de Deus no mundo – e de fazê-lo com humildade e confiança em Deus. São testemunho da interdependência da comunidade da fé ao redor do mundo e da dependência da comunidade em Deus, protagonista de toda atividade missionária. </text:span><text:span text:style-name="T24">(L. GONZÁLEZ, 2008)</text:span></text:p>
      <text:p text:style-name="P24"/>
      <text:p text:style-name="P52"><text:span text:style-name="T21"><text:tab/></text:span><text:span text:style-name="T26">A h</text:span><text:span text:style-name="T25">istória das missões ilustra a diversidade do povo de Deus. </text:span><text:span text:style-name="T26">No livro de </text:span><text:span text:style-name="T23">Atos</text:span><text:span text:style-name="T26">, podemos ver o crescimento e a expansão da igreja. Desde o grande evento do pentecostes.</text:span></text:p>
      <text:p text:style-name="P50"><text:span text:style-name="T26">N</text:span><text:span text:style-name="T25">unca esgotando caminhos novos para dar a conhecer o evangelho.</text:span></text:p>
      <text:p text:style-name="P23"/>
      <text:list xml:id="list153236734475415" text:continue-numbering="true" text:style-name="Outline">
        <text:list-item>
          <text:h text:style-name="P35" text:outline-level="1"><text:bookmark-start text:name="__RefHeading___Toc137_3871896536"/>Uma vida dividida<text:bookmark-end text:name="__RefHeading___Toc137_3871896536"/></text:h>
        </text:list-item>
        <text:list-item>
          <text:h text:style-name="P35" text:outline-level="1"/>
        </text:list-item>
        <text:list-item>
          <text:h text:style-name="P35" text:outline-level="1"><text:bookmark-start text:name="__RefHeading___Toc139_3871896536"/>Os jogos<text:bookmark-end text:name="__RefHeading___Toc139_3871896536"/></text:h>
        </text:list-item>
      </text:list>
      <text:h text:style-name="P30" text:outline-level="1"/>
      <text:list xml:id="list153237353268219" text:continue-numbering="true" text:style-name="Outline">
        <text:list-item>
          <text:h text:style-name="P41" text:outline-level="1"><text:bookmark-start text:name="__RefHeading___Toc141_3871896536"/>Conclusão<text:bookmark-end text:name="__RefHeading___Toc141_3871896536"/></text:h>
        </text:list-item>
      </text:list>
      <text:p text:style-name="P53"/>
      <text:bibliography text:style-name="Sect1" text:protected="true" text:name="Bibliography1">
        <text:bibliography-source>
          <text:index-title-template text:style-name="Bibliography_20_Heading">Bibliografia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 text:style-name="Emphasis">, </text:index-entry-span>
            <text:index-entry-bibliography text:bibliography-data-field="title"/>
            <text:index-entry-span>. </text:index-entry-span>
            <text:index-entry-bibliography text:bibliography-data-field="edition"/>
            <text:index-entry-span>,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P20">Bibliografia</text:p>
          </text:index-title>
          <text:p text:style-name="P21">1: Nancy Pearcy<text:span text:style-name="Emphasis">, </text:span>Verdade Absoluta. 1ª Edição, Publicador X, 1999.</text:p>
        </text:index-body>
      </text:bibliography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3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CTM" xlink:href="Pictures/1000000000000500000000CF73E1439B139099FF.jpg" xlink:type="simple" xlink:show="embed" xlink:actuate="onLoad"/>
    <draw:fill-image draw:name="LOGO_5f_CTM" draw:display-name="LOGO_CTM" xlink:href="Pictures/1000000000000500000000CF73E1439B139099FF.jpg" xlink:type="simple" xlink:show="embed" xlink:actuate="onLoad"/>
    <draw:fill-image draw:name="Paper_20_Texture" draw:display-name="Paper Texture" xlink:href="Pictures/10000000000002000000020056D5795D97F17E95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arial" fo:font-family="arial" style:font-style-name="Regular" style:font-family-generic="swiss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fo:text-transform="uppercase" style:font-name="Arial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Arial" fo:font-family="Arial" style:font-style-name="Normal" style:font-family-generic="swiss" style:font-pitch="variable" fo:language="pt" fo:country="BR"/>
    </style:style>
    <style:style style:name="List" style:family="paragraph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 style:master-page-name="">
      <style:paragraph-properties fo:line-height="150%" fo:text-align="start" style:justify-single-word="false" style:page-number="auto" text:number-lines="false" text:line-number="0">
        <style:tab-stops/>
      </style:paragraph-properties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7cm" style:type="right" style:leader-style="solid" style:leader-text="_"/>
        </style:tab-stops>
      </style:paragraph-properties>
      <style:text-properties style:font-name="arial" fo:font-family="arial" style:font-style-name="Regular" style:font-family-generic="swiss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hidden="true" style:parent-style-name="Standard" style:class="extra"/>
    <style:style style:name="Signature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Drawing" style:family="paragraph" style:hidden="true" style:parent-style-name="Caption" style:class="extra"/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" fo:font-family="Arial" style:font-style-name="Normal" style:font-family-generic="swiss" style:font-pitch="variable" fo:language="pt" fo:country="BR"/>
    </style:style>
    <style:style style:name="Abstrato" style:family="paragraph" style:parent-style-name="Text_20_body" style:auto-update="true" style:master-page-name="">
      <style:paragraph-properties fo:margin-left="8.999cm" fo:margin-right="0cm" fo:line-height="115%" fo:text-align="justify" style:justify-single-word="false" fo:text-indent="0cm" style:auto-text-indent="false" style:page-number="auto"/>
      <style:text-properties fo:font-size="10pt"/>
    </style:style>
    <style:style style:name="Strong_20_Emphasis" style:display-name="Strong Emphasis" style:family="text">
      <style:text-properties style:font-name="Arial3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Footnote_20_anchor" style:display-name="Footnote anchor" style:family="text" style:hidden="true">
      <style:text-properties style:text-position="super 58%"/>
    </style:style>
    <style:style style:name="Caption_20_characters" style:display-name="Caption characters" style:family="text" style:hidden="true"/>
    <style:style style:name="Endnote_20_Symbol" style:display-name="Endnote Symbol" style:family="text" style:hidden="true"/>
    <style:style style:name="Source_20_Text" style:display-name="Source Text" style:family="text">
      <style:text-properties style:font-name="Arial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style:hidden="true"/>
    <style:style style:name="Index_20_Link" style:display-name="Index Link" style:family="text" style:hidden="true"/>
    <style:style style:name="Exampl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style:hidden="true"/>
    <style:style style:name="Drop_20_Caps" style:display-name="Drop Caps" style:family="text" style:hidden="true"/>
    <style:style style:name="Teletyp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style:hidden="true"/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Line_20_numbering" style:display-name="Line numbering" style:family="text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lef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image-name="Paper_20_Texture" draw:fill-image-width="0cm" draw:fill-image-height="0cm" style:repeat="no-repeat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LOGO_5f_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LOGO_5f_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 style:next-style-name="Index">
      <style:header>
        <text:p text:style-name="Header"><draw:frame draw:style-name="Mfr1" draw:name="Image1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/>
      </style:footer>
    </style:master-page>
    <style:master-page style:name="Index" style:page-layout-name="Mpm1" style:next-style-name="First_20_Page">
      <style:header>
        <text:p text:style-name="Header"><draw:frame draw:style-name="Mfr1" draw:name="Image2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Header"><draw:frame draw:style-name="Mfr1" draw:name="Image4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2"><text:page-number text:select-page="current">0</text:page-number></text:p>
      </style:footer>
    </style:master-page>
    <style:master-page style:name="Right_20_Page" style:display-name="Right Page" style:page-layout-name="Mpm3" style:next-style-name="Left_20_Page">
      <style:header>
        <text:p text:style-name="Header"><draw:frame draw:style-name="Mfr1" draw:name="Image5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1" style:next-style-name="Left_20_Page">
      <style:header>
        <text:p text:style-name="Header"><draw:frame draw:style-name="Mfr1" draw:name="Image3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0</text:page-number></text:p>
      </style:footer>
    </style:master-page>
    <style:master-page style:name="HTML" style:page-layout-name="Mpm4"/>
    <style:master-page style:name="CTM_20__7c__20_Contra_20_Capa" style:display-name="CTM | Contra Capa" style:page-layout-name="Mpm5" style:next-style-name="CTM_20__7c__20_Página">
      <style:header>
        <text:p text:style-name="Header"/>
      </style:header>
    </style:master-page>
    <style:master-page style:name="Envelope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CTM_20__7c__20_Página" style:display-name="CTM | Página" style:page-layout-name="Mpm9">
      <style:header>
        <text:p text:style-name="Header"/>
      </style:header>
      <style:footer>
        <text:p text:style-name="MP1"><text:page-number text:select-page="current">11</text:page-number></text:p>
      </style:footer>
    </style:master-page>
    <style:master-page style:name="CTM_20__7c__20_Capa" style:display-name="CTM | Capa" style:page-layout-name="Mpm10" style:next-style-name="CTM_20__7c__20_Contra_20_Capa">
      <style:header>
        <text:p text:style-name="Header"/>
      </style:header>
    </style:master-page>
    <style:master-page style:name="CTM" style:page-layout-name="Mpm11">
      <style:header>
        <text:p text:style-name="Header"/>
      </style:header>
      <style:footer>
        <text:p text:style-name="MP1"><text:page-number text:select-page="current">11</text:page-number></text:p>
      </style:footer>
      <style:footer-left>
        <text:p text:style-name="MP1"><text:page-number text:select-page="current">1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13:50:16.357168716</meta:creation-date>
    <dc:title>CTM</dc:title>
    <meta:editing-duration>PT1H32M19S</meta:editing-duration>
    <meta:editing-cycles>3</meta:editing-cycles>
    <meta:generator>LibreOffice/6.4.7.2$Linux_X86_64 LibreOffice_project/40$Build-2</meta:generator>
    <dc:date>2021-11-10T15:32:35.880920443</dc:date>
    <meta:document-statistic meta:table-count="0" meta:image-count="5" meta:object-count="0" meta:page-count="11" meta:paragraph-count="50" meta:word-count="502" meta:character-count="2961" meta:non-whitespace-character-count="2502"/>
    <meta:template xlink:type="simple" xlink:actuate="onRequest" xlink:title="CTM" xlink:href="../../../../Templates/CTM.ott" meta:date="2021-11-10T13:50:15.775818193"/>
  </office:meta>
</office:document-meta>
</file>